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205cm" svg:height="0.963cm" svg:x="0.195cm" svg:y="-0.063cm">
          <draw:text-box>
            <text:p>15</text:p>
          </draw:text-box>
        </draw:frame>
        <draw:rect draw:style-name="gr2" draw:text-style-name="P2" draw:layer="layout" svg:width="9cm" svg:height="1cm" svg:x="0.5cm" svg:y="0.8cm">
          <text:p text:style-name="P1"><text:span text:style-name="T1">State</text:span></text:p>
        </draw:rect>
        <draw:frame draw:style-name="gr1" draw:layer="layout" svg:width="0.853cm" svg:height="0.963cm" svg:x="8.698cm" svg:y="-0.06cm">
          <draw:text-box>
            <text:p>4</text:p>
          </draw:text-box>
        </draw:frame>
        <draw:frame draw:style-name="gr1" draw:layer="layout" svg:width="0.853cm" svg:height="0.963cm" svg:x="12.799cm" svg:y="-0.059cm">
          <draw:text-box>
            <text:p>0</text:p>
          </draw:text-box>
        </draw:frame>
        <draw:rect draw:style-name="gr3" draw:text-style-name="P2" draw:layer="layout" svg:width="4cm" svg:height="1cm" svg:x="9.5cm" svg:y="0.8cm">
          <text:p text:style-name="P1"><text:span text:style-name="T1">0</text:span></text:p>
        </draw:rect>
        <draw:frame draw:style-name="gr1" draw:layer="layout" svg:width="0.853cm" svg:height="0.963cm" svg:x="9.399cm" svg:y="-0.059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3-01T23:15:24</meta:creation-date>
    <dc:creator>Paweł Gburzyński</dc:creator>
    <dc:date>2010-08-25T12:39:57.46</dc:date>
    <dc:language>en-US</dc:language>
    <meta:editing-cycles>12</meta:editing-cycles>
    <meta:editing-duration>PT00H38M37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